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LAZOTEJean</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Bleu lumineuse <text:s text:c="9"/></text:p>
          </table:table-cell>
          <table:table-cell table:style-name="Tableau2.B2" office:value-type="string">
            <text:p text:style-name="P80"><text:s text:c="11"/>Hyacinthum Lux Ran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Rouge à laser <text:s text:c="8"/></text:p>
          </table:table-cell>
          <table:table-cell table:style-name="Tableau2.B2" office:value-type="string">
            <text:p text:style-name="P81"><text:s text:c="10"/>Rubra Rana Laseri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889</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Floirac</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0/11/06</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